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Firstlineindent" style:master-page-name="MP0" style:family="paragraph">
      <style:paragraph-properties fo:break-before="page" fo:text-align="justify"/>
      <style:text-properties fo:hyphenate="true"/>
    </style:style>
    <style:style style:name="T4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5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6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P7" style:parent-style-name="Firstlineindent" style:family="paragraph">
      <style:paragraph-properties fo:text-align="justify"/>
    </style:style>
    <style:style style:name="T8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9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10" style:parent-style-name="Знаксноски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11" style:parent-style-name="Основнойшрифтабзаца" style:family="text">
      <style:text-properties fo:font-size="11.5pt" style:font-size-asian="11.5pt" style:font-size-complex="11.5pt"/>
    </style:style>
    <style:style style:name="T12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13" style:parent-style-name="Основнойшрифтабзаца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P14" style:parent-style-name="Firstlineindent" style:family="paragraph">
      <style:paragraph-properties fo:break-before="page" fo:text-align="justify" fo:text-indent="0in"/>
      <style:text-properties style:font-name-asian="Times New Roman" style:font-name-complex="Times New Roman" fo:color="#000000" fo:font-size="11.5pt" style:font-size-asian="11.5pt" style:font-size-complex="11.5pt"/>
    </style:style>
    <style:style style:name="P15" style:parent-style-name="Заголовокоглавления" style:family="paragraph">
      <style:paragraph-properties fo:margin-left="0.3in" fo:text-indent="-0.3in">
        <style:tab-stops/>
      </style:paragraph-properties>
    </style:style>
    <style:style style:name="T16" style:parent-style-name="Основнойшрифтабзаца" style:family="text">
      <style:text-properties fo:font-size="18pt" style:font-size-asian="18pt"/>
    </style:style>
    <style:style style:name="P17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8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1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P2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7in"/>
        </style:tab-stops>
      </style:paragraph-properties>
    </style:style>
    <style:style style:name="P2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7in"/>
        </style:tab-stops>
      </style:paragraph-properties>
    </style:style>
    <style:style style:name="P2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7in"/>
        </style:tab-stops>
      </style:paragraph-properties>
    </style:style>
    <style:style style:name="P2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P2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7in"/>
        </style:tab-stops>
      </style:paragraph-properties>
    </style:style>
    <style:style style:name="P2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7in"/>
        </style:tab-stops>
      </style:paragraph-properties>
    </style:style>
    <style:style style:name="P26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61in"/>
        </style:tab-stops>
      </style:paragraph-properties>
    </style:style>
  </office:automatic-styles>
  <office:body>
    <office:text text:use-soft-page-breaks="true">
      <text:p text:style-name="P1"><text:span text:style-name="T4">Работа на персональном компьютере всегда связана с созданием документов. Это могут быть документы отдельных программ на каком-либо языке программирования (Бейсик, Паскаль, Фортран и<text:s/></text:span><text:span text:style-name="T5">другие) или же просто документы: статья, отчет, письмо и т.д. Для того, чтобы создавать, а также редактировать (исправлять, изменять) документы, существуют специальные программы, называемые текстовыми редакторами или текстовыми процессорами. Текстовые проц</text:span><text:span text:style-name="T6">ессоры сложнее, чем редакторы, и обладают большими функциональными возможностями для оформления докуменов.</text:span></text:p>
      <text:p text:style-name="P7"><text:span text:style-name="T8">Особенно ярко возможности текстовых процессоров проявляются при составлении документов в учрежденческой деятельности. С этой целью используется до 50</text:span><text:span text:style-name="T9"><text:s/>процентов выпускаемых в мире персональных компьютеров</text:span><text:span text:style-name="T10"><text:note text:note-class="footnote" text:id="_ftn0"><text:note-citation>1</text:note-citation><text:note-body><text:p text:style-name="Default"><text:span text:style-name="T11">. См.: Макарова Н.В. Информатика. Учебник для ВУЗов. – М.: Финансы и статистика, 1999. – С. 19.</text:span></text:p></text:note-body></text:note></text:span><text:span text:style-name="T12">. Документы при электронной обработке оказываются избавленными от подчисток и исправлений. Кроме того, д</text:span><text:span text:style-name="T13">окументы часто повторяются, отличаясь только несколькими числами, формулировками, как, например, варианты договоров, справок, накладных и т.д. При этом можно быстро создавать новый документ, отредактировав старый.</text:span></text:p>
      <text:p text:style-name="P14"/>
      <text:h text:style-name="Заголовок1" text:outline-level="1"><text:bookmark-start text:name="_Toc495865552"/>Введение<text:bookmark-end text:name="_Toc495865552"/></text:h>
      <text:p text:style-name="Standard">Эта книга посвящена<text:s/>языку Visual Basic и способам его применения для программирования макроопределений в продуктах пакета Microsoft Office.</text:p>
      <text:h text:style-name="Заголовок1" text:outline-level="1"><text:bookmark-start text:name="_Toc495865553"/>Язык Visual Basic<text:bookmark-end text:name="_Toc495865553"/></text:h>
      <text:h text:style-name="Заголовок2" text:outline-level="2"><text:bookmark-start text:name="_Toc495865554"/>Несколько слов об объектном программировании<text:bookmark-end text:name="_Toc495865554"/></text:h>
      <text:h text:style-name="Заголовок3" text:outline-level="3"><text:bookmark-start text:name="_Toc495865555"/>Переменные<text:bookmark-end text:name="_Toc495865555"/></text:h>
      <text:p text:style-name="Standard">Переменная - это область машинной памяти, которой для удобства<text:s/>обращения с ней присвоено символьное имя.</text:p>
      <text:h text:style-name="Заголовок3" text:outline-level="3"><text:bookmark-start text:name="_Toc495865556"/>Константы<text:bookmark-end text:name="_Toc495865556"/></text:h>
      <text:p text:style-name="Standard">Константа - это область памяти, которая имеет неизменяемое значение.</text:p>
      <text:h text:style-name="Заголовок3" text:outline-level="3"><text:bookmark-start text:name="_Toc495865557"/>Последовательность выполнения операций<text:bookmark-end text:name="_Toc495865557"/></text:h>
      <text:p text:style-name="Standard">Если выражение содержит несколько операций, то они выполняются в порядке уменьшения уровня старшинства.</text:p>
      <text:h text:style-name="Заголовок2" text:outline-level="2"><text:bookmark-start text:name="_Toc495865558"/>Элементы языка и структура программ<text:bookmark-end text:name="_Toc495865558"/></text:h>
      <text:p text:style-name="Standard">В язык Visual Basic добавлены элементы и средства объектно-ориентированного программирования.</text:p>
      <text:h text:style-name="Заголовок3" text:outline-level="3"><text:bookmark-start text:name="_Toc495865559"/>Объекты<text:bookmark-end text:name="_Toc495865559"/></text:h>
      <text:p text:style-name="Standard">Объект представляет элемент приложения, как например лист, ячейка, диаграмма, форма или отчет.</text:p>
      <text:h text:style-name="Заголовок3" text:outline-level="3"><text:bookmark-start text:name="_Toc495865560"/>Свойства<text:bookmark-end text:name="_Toc495865560"/></text:h>
      <text:p text:style-name="Standard">Объекты характеризуются свойствами. Например, линия характеризуется цветом и длиной, окружность - радиусом.</text:p>
      <text:h text:style-name="Заголовок1" text:outline-level="1"><text:bookmark-start text:name="_Toc495865561"/>Приложение А<text:bookmark-end text:name="_Toc495865561"/></text:h>
      <text:p text:style-name="Standard">Список функций Visual Basic (к пунктам Переменные, Константы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 text:c="6"/><text:span text:style-name="T16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495865552" office:target-frame-name="_top" xlink:show="replace"><text:span text:style-name="Гиперссылка">1</text:span><text:tab/><text:span text:style-name="Гиперссылка">Введение</text:span><text:tab/>2</text:a></text:p>
          <text:p text:style-name="P18"><text:a xlink:href="#_Toc495865553" office:target-frame-name="_top" xlink:show="replace"><text:span text:style-name="Гиперссылка">2</text:span><text:tab/><text:span text:style-name="Гиперссылка">Язык Visual Basic</text:span><text:tab/>2</text:a></text:p>
          <text:p text:style-name="P19"><text:a xlink:href="#_Toc495865554" office:target-frame-name="_top" xlink:show="replace"><text:span text:style-name="Гиперссылка">2.1</text:span><text:tab/><text:span text:style-name="Гиперссылка">Несколько слов об объектном программировании</text:span><text:tab/>2</text:a></text:p>
          <text:p text:style-name="P20"><text:a xlink:href="#_Toc495865555" office:target-frame-name="_top" xlink:show="replace"><text:span text:style-name="Гиперссылка">2.1.1</text:span><text:tab/><text:span text:style-name="Гиперссылка">Переменные</text:span><text:tab/>2</text:a></text:p>
          <text:p text:style-name="P21"><text:a xlink:href="#_Toc495865556" office:target-frame-name="_top" xlink:show="replace"><text:span text:style-name="Гиперссылка">2.1.2</text:span><text:tab/><text:span text:style-name="Гиперссылка">Константы</text:span><text:tab/>2</text:a></text:p>
          <text:p text:style-name="P22"><text:a xlink:href="#_Toc495865557" office:target-frame-name="_top" xlink:show="replace"><text:span text:style-name="Гиперссылка">2.1.3</text:span><text:tab/><text:span text:style-name="Гиперссылка">Последовательность выполнения операций</text:span><text:tab/>2</text:a></text:p>
          <text:p text:style-name="P23"><text:a xlink:href="#_Toc495865558" office:target-frame-name="_top" xlink:show="replace"><text:span text:style-name="Гиперссылка">2.2</text:span><text:tab/><text:span text:style-name="Гиперссылка">Элементы языка и структура программ</text:span><text:tab/>2</text:a></text:p>
          <text:p text:style-name="P24"><text:a xlink:href="#_Toc495865559" office:target-frame-name="_top" xlink:show="replace"><text:span text:style-name="Гиперссылка">2.2.1</text:span><text:tab/><text:span text:style-name="Гиперссылка">Объекты</text:span><text:tab/>2</text:a></text:p>
          <text:p text:style-name="P25"><text:a xlink:href="#_Toc495865560" office:target-frame-name="_top" xlink:show="replace"><text:span text:style-name="Гиперссылка">2.2.2</text:span><text:tab/><text:span text:style-name="Гиперссылка">Свойс</text:span><text:span text:style-name="Гиперссылка">тва</text:span><text:tab/>2</text:a></text:p>
          <text:p text:style-name="P26"><text:a xlink:href="#_Toc495865561" office:target-frame-name="_top" xlink:show="replace"><text:span text:style-name="Гиперссылка">3</text:span><text:tab/><text:span text:style-name="Гиперссылка">Приложение А</text:span><text:tab/>2</text:a></text:p>
        </text:index-body>
      </text:table-of-content>
      <text:p text:style-name="Обычный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388in"/>
      <style:text-properties style:font-name="Cambria" style:font-name-asian="Times New Roman" fo:color="#243F60" style:font-size-complex="10.5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243F60" style:font-size-complex="10.5pt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404040" style:font-size-complex="10.5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1388in"/>
      <style:text-properties style:font-name="Cambria" style:font-name-asian="Times New Roman" fo:color="#404040" fo:font-size="10pt" style:font-size-asian="10pt" style:font-size-complex="9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404040" fo:font-size="10pt" style:font-size-asian="10pt" style:font-size-complex="9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color="#000000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Linenumbering" style:display-name="Line numbering" style:family="text"/>
    <style:style style:name="NumberingSymbols" style:display-name="Numbering Symbols" style:family="text"/>
    <style:style style:name="Знаксноски" style:display-name="Знак сноски" style:family="text" style:parent-style-name="Основнойшрифтабзаца">
      <style:text-properties style:text-position="super 66.6%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Заголовок4Знак" style:display-name="Заголовок 4 Знак" style:family="text" style:parent-style-name="Основнойшрифтабзаца"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style:font-size-complex="10.5pt"/>
    </style:style>
    <style:style style:name="Заголовок5Знак" style:display-name="Заголовок 5 Знак" style:family="text" style:parent-style-name="Основнойшрифтабзаца">
      <style:text-properties style:font-name="Cambria" style:font-name-asian="Times New Roman" fo:color="#243F60" style:font-size-complex="10.5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Times New Roman" fo:font-style="italic" style:font-style-asian="italic" style:font-style-complex="italic" fo:color="#243F60" style:font-size-complex="10.5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Times New Roman" fo:font-style="italic" style:font-style-asian="italic" style:font-style-complex="italic" fo:color="#404040" style:font-size-complex="10.5pt"/>
    </style:style>
    <style:style style:name="Заголовок8Знак" style:display-name="Заголовок 8 Знак" style:family="text" style:parent-style-name="Основнойшрифтабзаца">
      <style:text-properties style:font-name="Cambria" style:font-name-asian="Times New Roman" fo:color="#404040" fo:font-size="10pt" style:font-size-asian="10pt" style:font-size-complex="9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Times New Roman" fo:font-style="italic" style:font-style-asian="italic" style:font-style-complex="italic" fo:color="#404040" fo:font-size="10pt" style:font-size-asian="10pt" style:font-size-complex="9pt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widows="2" fo:orphans="2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72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13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Default" style:family="paragraph">
      <style:paragraph-properties fo:text-align="justify"/>
    </style:style>
  </office:automatic-styles>
  <office:master-styles>
    <style:master-page style:name="MP0" style:page-layout-name="PL0">
      <style:header>
        <text:p text:style-name="Верхнийколонтитул">Абдулзагиров Мурад Магомедович</text:p>
      </style:header>
      <style:footer>
        <text:p text:style-name="P2"><text:page-number text:fixed="false">1</text:page-number></text:p>
        <text:p text:style-name="P3">Текущее дата и время: 15.10.2017 21:19:1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аксим Ионов</meta:initial-creator>
    <dc:creator>Murad</dc:creator>
    <meta:creation-date>2017-09-05T09:07:00Z</meta:creation-date>
    <dc:date>2017-10-15T18:23:00Z</dc:date>
    <meta:print-date>2017-09-10T21:39:00Z</meta:print-date>
    <meta:template xlink:href="Normal" xlink:type="simple"/>
    <meta:editing-cycles>5</meta:editing-cycles>
    <meta:editing-duration>PT4320S</meta:editing-duration>
    <meta:document-statistic meta:page-count="3" meta:paragraph-count="5" meta:word-count="400" meta:character-count="2676" meta:row-count="19" meta:non-whitespace-character-count="2281"/>
  </office:meta>
</office:document-meta>
</file>